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ca" fo:country="ES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language="ca" fo:country="ES"/>
    </style:style>
    <style:style style:name="P3" style:family="paragraph" style:parent-style-name="Standard">
      <style:paragraph-properties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5" style:family="paragraph" style:parent-style-name="Standard" style:list-style-name="L5">
      <style:paragraph-properties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6" style:family="paragraph" style:parent-style-name="Standard" style:list-style-name="L7">
      <style:paragraph-properties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7" style:family="paragraph" style:parent-style-name="Standard" style:list-style-name="L8">
      <style:paragraph-properties fo:text-align="justify" style:justify-single-word="false"/>
      <style:text-properties style:font-name="Arial" fo:language="ca" fo:country="ES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12" style:family="paragraph" style:parent-style-name="Standard" style:list-style-name="L6">
      <style:paragraph-properties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13" style:family="paragraph" style:parent-style-name="Standard" style:list-style-name="L8">
      <style:paragraph-properties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language="ca" fo:country="ES" fo:font-style="italic" style:text-underline-style="solid" style:text-underline-width="auto" style:text-underline-color="font-color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Arial" fo:font-size="24pt" fo:language="ca" fo:country="ES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 style:list-style-name="L7">
      <style:paragraph-properties fo:text-align="justify" style:justify-single-word="false"/>
    </style:style>
    <style:style style:name="P19" style:family="paragraph" style:parent-style-name="Standard" style:list-style-name="L9">
      <style:paragraph-properties fo:text-align="justify" style:justify-single-word="false"/>
    </style:style>
    <style:style style:name="P20" style:family="paragraph" style:parent-style-name="Standard" style:list-style-name="L10">
      <style:paragraph-properties fo:text-align="justify" style:justify-single-word="false"/>
    </style:style>
    <style:style style:name="P21" style:family="paragraph" style:parent-style-name="Standard" style:list-style-name="L11">
      <style:paragraph-properties fo:text-align="justify" style:justify-single-word="false"/>
    </style:style>
    <style:style style:name="P22" style:family="paragraph" style:parent-style-name="Standard" style:list-style-name="L12">
      <style:paragraph-properties fo:text-align="justify" style:justify-single-word="false"/>
    </style:style>
    <style:style style:name="P23" style:family="paragraph" style:parent-style-name="Standard" style:list-style-name="L13">
      <style:paragraph-properties fo:text-align="justify" style:justify-single-word="false"/>
    </style:style>
    <style:style style:name="P24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Standard" style:list-style-name="L9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language="ca" fo:country="ES"/>
    </style:style>
    <style:style style:name="T4" style:family="text">
      <style:text-properties style:font-name="Arial" fo:language="ca" fo:country="ES" fo:font-weight="normal" style:font-weight-asian="normal" style:font-weight-complex="normal"/>
    </style:style>
    <style:style style:name="T5" style:family="text">
      <style:text-properties style:font-name="Arial" fo:language="ca" fo:country="ES"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>Seguretat i salut en el treball</text:span></text:p>
      <text:p text:style-name="P1"><text:span text:style-name="T1"/></text:p>
      <text:p text:style-name="P1"><text:span text:style-name="T1"><text:tab/>Salut (Segons la OMS):</text:span> Es un estat de complet benestar físic, mental i social i no només l'absència d'afeccions o malalties. Es un concepte multidisciplinari que inclou la salut física, social i psiquica.</text:p>
      <text:p text:style-name="P1"/>
      <text:p text:style-name="P1"><text:span text:style-name="T1"><text:tab/>OMS (Organització mundial de la salut)</text:span>: Es un organisme de les nacions unides especialitzat en la salut. El seu objectiu es aconseguir que tots els posibles gaudeixin del grau màxim de salut posible.</text:p>
      <text:p text:style-name="P1"/>
      <text:p text:style-name="P1"><text:span text:style-name="T1"><text:tab/>Condició de treball:</text:span> Es qualsevol característica laboral que pugui tenir una influència significativa en la generació de riscos per a la seguretat i la salut del treballador. Inclou:</text:p>
      <text:p text:style-name="P1"/>
      <text:list xml:id="list8157957294472228426" text:style-name="L1">
        <text:list-item>
          <text:p text:style-name="P17"><text:span text:style-name="T3">Característiques generals dels locals.</text:span></text:p>
        </text:list-item>
        <text:list-item>
          <text:p text:style-name="P2">Equips, productes i estris.</text:p>
        </text:list-item>
        <text:list-item>
          <text:p text:style-name="P2">Agents físics, químics i biològics.</text:p>
        </text:list-item>
        <text:list-item>
          <text:p text:style-name="P2">Procediments per manipular els agents físics, químics i biològics.</text:p>
        </text:list-item>
        <text:list-item>
          <text:p text:style-name="P2">Organització i l'ordenació del treball.</text:p>
        </text:list-item>
        <text:list-item>
          <text:p text:style-name="P2">Qualsevol altra caracteristica del treball que generi riscos.</text:p>
        </text:list-item>
      </text:list>
      <text:p text:style-name="P1"/>
      <text:p text:style-name="P1"><text:span text:style-name="T1"><text:tab/>La llei de prevenció de riscos laborals (31/1995)</text:span> inclou com <text:span text:style-name="T1">danys derivats del treball</text:span> als <text:span text:style-name="T1">accidents de treball</text:span>, <text:span text:style-name="T1">malalties professionals</text:span> i <text:span text:style-name="T1">altres patologies</text:span> (estrès, fatiga laboral, envelliment prematur...).</text:p>
      <text:p text:style-name="P1"/>
      <text:p text:style-name="P3"><text:tab/>Malaltia professional:<text:span text:style-name="T2"> Es la deterioració gradual de la salut del treballador per la sobreexposició reiterada a situacions insalubres produïdes en el treball, el medi ambient en el treball o la manera en què aquest es desenvolupa. Des del punt de vista legal els requisits son:</text:span></text:p>
      <text:p text:style-name="P3"><text:span text:style-name="T2"/></text:p>
      <text:list xml:id="list5885612881782143754" text:style-name="L2">
        <text:list-item>
          <text:p text:style-name="P26"><text:span text:style-name="T3">Malaltia recollida en la llista del RD 1299/2006.</text:span></text:p>
        </text:list-item>
        <text:list-item>
          <text:p text:style-name="P9">Provocada per l'acció dels elements o substancies en la llista del RD 1299/2006.</text:p>
        </text:list-item>
        <text:list-item>
          <text:p text:style-name="P9">Per la realització d'alguna de les activitats llistades en el RD 1299/2006.</text:p>
        </text:list-item>
        <text:list-item>
          <text:p text:style-name="P9">Ara treballadors per compte d'altri com treballadors per compte propi (autònoms) gaudeixen del reconeixement.</text:p>
        </text:list-item>
      </text:list>
      <text:p text:style-name="P3"><text:span text:style-name="T2"/></text:p>
      <text:p text:style-name="P3"><text:tab/>L'accident de treball:</text:p>
      <text:list xml:id="list1192659770761430617" text:style-name="L3">
        <text:list-item>
          <text:p text:style-name="P4">Des del punt de vista tècnic: <text:span text:style-name="T2">Es tot esdeveniment anormal, no volgut, ni desitjat, que interromp la continuïtat en el treball, de manera sobtada i inesperada i produeix danys contra les persones i/o les coses.</text:span></text:p>
          <text:p text:style-name="P4"><text:span text:style-name="T2"/></text:p>
        </text:list-item>
        <text:list-item>
          <text:p text:style-name="P4">Des del punt de vista legal:<text:span text:style-name="T2"> Es tota lesió corporal que pateix el treballador per compte d'altri, amb ocasió o com a conseqüencia del treball.</text:span></text:p>
        </text:list-item>
      </text:list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<text:tab/>S'inclou com accident de treball els casos següents:</text:span></text:p>
      <text:p text:style-name="P3"><text:span text:style-name="T2"/></text:p>
      <text:list xml:id="list4205263488645882386" text:style-name="L4">
        <text:list-item>
          <text:p text:style-name="P10">Accident de treball in itinere.</text:p>
        </text:list-item>
        <text:list-item>
          <text:p text:style-name="P10">Desplaçarse per complir amb un càrrec sindical.</text:p>
        </text:list-item>
        <text:list-item>
          <text:p text:style-name="P10">Realitzar tasques no pròpies de la seva categoria professional</text:p>
        </text:list-item>
        <text:list-item>
          <text:p text:style-name="P10">En misió (Desplaçaments per treball).</text:p>
        </text:list-item>
        <text:list-item>
          <text:p text:style-name="P10">Actes de salvament (Salvar persones en situació de perill).</text:p>
        </text:list-item>
        <text:list-item>
          <text:p text:style-name="P10">Malalties no incloses en la llista del RD 1299/2006.</text:p>
        </text:list-item>
        <text:list-item>
          <text:p text:style-name="P10">Malalties o defectes patits pel treballador amb anterioritat.</text:p>
        </text:list-item>
        <text:list-item>
          <text:p text:style-name="P10">Malalties intercurrents (Malalties que s'agafen quan s'esta tractan una malatia prèvia).</text:p>
          <text:p text:style-name="P10"/>
        </text:list-item>
      </text:list>
      <text:p text:style-name="P3"><text:span text:style-name="T2"><text:tab/>Altres patologies:</text:span></text:p>
      <text:p text:style-name="P3"><text:span text:style-name="T2"/></text:p>
      <text:list xml:id="list4742665796425731218" text:style-name="L5">
        <text:list-item>
          <text:p text:style-name="P5">Estrès:<text:span text:style-name="T2"> Es produeix quan una persona percep d'una manera aclaparadora que li demanen més del que pot oferir. Això provoca una tensió tan forta que pot ocasionar transtorns físics i psicològics. </text:span></text:p>
          <text:list>
            <text:list-item>
              <text:p text:style-name="P5">Segons L'institut nacional de seguretat, salut i benestar en el treball es defineix com:<text:span text:style-name="T2"> La resposta fisiològica, psicològica i de comportament d'un individe que intenta adaptar-se i ajustar-se a pressions internes i externes.</text:span></text:p>
              <text:p text:style-name="P5"><text:span text:style-name="T2"/></text:p>
            </text:list-item>
          </text:list>
        </text:list-item>
        <text:list-item>
          <text:p text:style-name="P5">Mobbing (Assetjament psicològic):<text:span text:style-name="T2"> Consisteix en una exposició a conductes de violència psicològica en el lloc de treball, adreçades de manera reiterada i prolongada en el temps cap a una o més persones per par d'una altra/es que actua/actuen davant d'aquella/es des d'una posició de poder (no necesàriament jerárquica).</text:span></text:p>
          <text:p text:style-name="P5"><text:span text:style-name="T2"/></text:p>
        </text:list-item>
        <text:list-item>
          <text:p text:style-name="P5">Burnout (Síndrome del cremat):<text:span text:style-name="T2"> Es tracta d'una resposta a l'estrès laboral crònic, integrada per actituds i sentiments negatius cap a les persones amb les quals es treballa i cap al propi rol professional, així com per la vivència de trobar-se emocionalment esgotat. Compren tres dimensions:</text:span></text:p>
          <text:list>
            <text:list-item>
              <text:p text:style-name="P11">Esgotament emocional.</text:p>
            </text:list-item>
            <text:list-item>
              <text:p text:style-name="P11">Despersonalització.</text:p>
            </text:list-item>
            <text:list-item>
              <text:p text:style-name="P11">Baixa realització personal.</text:p>
            </text:list-item>
          </text:list>
        </text:list-item>
      </text:list>
      <text:p text:style-name="P8"/>
      <text:p text:style-name="P8"><text:tab/>Les sancions a l'empresari poden ser per motius:</text:p>
      <text:p text:style-name="P8"/>
      <text:list xml:id="list8767121636261911362" text:style-name="L6">
        <text:list-item>
          <text:p text:style-name="P12"><text:span text:style-name="T1">Administratius</text:span> (Incompliment de les normes).</text:p>
        </text:list-item>
        <text:list-item>
          <text:p text:style-name="P12"><text:span text:style-name="T1">Civils</text:span> (Causar danys i prejudicis a les persones tipus contractual o extracontractual).</text:p>
        </text:list-item>
        <text:list-item>
          <text:p text:style-name="P12"><text:span text:style-name="T1">Penal</text:span> (Cometre un delicte tipificat en el codi penal).</text:p>
        </text:list-item>
      </text:list>
      <text:p text:style-name="P8"/>
      <text:p text:style-name="P8"><text:tab/>La protecció de la salut en el treball ve a través de:</text:p>
      <text:p text:style-name="P8"/>
      <text:list xml:id="list4767292385877437625" text:style-name="L7">
        <text:list-item>
          <text:p text:style-name="P18"><text:span text:style-name="T5">El dret comunitari</text:span></text:p>
        </text:list-item>
        <text:list-item>
          <text:p text:style-name="P6">La constitució espanyola</text:p>
        </text:list-item>
        <text:list-item>
          <text:p text:style-name="P6">Dret internacional (Llei 31/19995 de PRL)</text:p>
        </text:list-item>
      </text:list>
      <text:p text:style-name="P3"/>
      <text:p text:style-name="P3"/>
      <text:p text:style-name="P3"/>
      <text:p text:style-name="P3"/>
      <text:p text:style-name="P8"><text:soft-page-break/><text:tab/>Organismes públics:</text:p>
      <text:p text:style-name="P8"/>
      <text:list xml:id="list5054101598404412569" text:style-name="L8">
        <text:list-item>
          <text:p text:style-name="P24"><text:span text:style-name="T3">Àmbit internacional:</text:span></text:p>
          <text:p text:style-name="P24"><text:span text:style-name="T3"/></text:p>
          <text:list>
            <text:list-item>
              <text:p text:style-name="P13"><text:span text:style-name="T1">L'organització internacional del treball (OIT):</text:span> És un organisme de les Nacions Unides el qual pertany a Espanya. La seva finalitat és millorar la seguretat i saluts laborals, les condicions de treball i de vida en tots els països, pobres i rics.</text:p>
            </text:list-item>
          </text:list>
          <text:p text:style-name="P13"/>
          <text:list text:continue-numbering="true">
            <text:list-item>
              <text:p text:style-name="P13"><text:span text:style-name="T1">L'agènica Europea per a la Seguretat i la Salut en el Treball:</text:span> La seva finalitat és aconseguir uns llocs de treball més seguirs i productius a Europa.</text:p>
            </text:list-item>
          </text:list>
          <text:p text:style-name="P13"/>
        </text:list-item>
        <text:list-item>
          <text:p text:style-name="P7">Àmbit nacional:</text:p>
          <text:p text:style-name="P7"/>
          <text:list>
            <text:list-item>
              <text:p text:style-name="P7">Institut Nacional de Seguretat, Salut i Benestar en el Treball (INSSBT): <text:span text:style-name="T2">Té com a missió analitzar i estudiar les condicions de seguretat i salut en el treball. Entre les línies d'actuació destaquem:</text:span></text:p>
              <text:p text:style-name="P7"><text:span text:style-name="T2"/></text:p>
              <text:list>
                <text:list-item>
                  <text:p text:style-name="P7"><text:span text:style-name="T2">Proporciona assistència tècnica.</text:span></text:p>
                </text:list-item>
                <text:list-item>
                  <text:p text:style-name="P7"><text:span text:style-name="T2">Assesora en l'elaboració de normativa.</text:span></text:p>
                </text:list-item>
                <text:list-item>
                  <text:p text:style-name="P7"><text:span text:style-name="T2">Duu a terme activitats de formació, informació i divulgació.</text:span></text:p>
                </text:list-item>
                <text:list-item>
                  <text:p text:style-name="P7"><text:span text:style-name="T2">Desenvolupa tasques de recerca.</text:span></text:p>
                  <text:p text:style-name="P7"><text:span text:style-name="T2"/></text:p>
                </text:list-item>
              </text:list>
            </text:list-item>
            <text:list-item>
              <text:p text:style-name="P7">La Inspecció de Treball i Seguretat Social:<text:span text:style-name="T2"> És l'òrgan tècnic de l'Administració pública, l'objectiu bàsic del qual és vigilar i controlar que es compleixi la normativa laboral de PRL. Les seves funcions són:</text:span></text:p>
              <text:p text:style-name="P7"><text:span text:style-name="T2"/></text:p>
              <text:list>
                <text:list-item>
                  <text:p text:style-name="P7"><text:span text:style-name="T2">Fa visites a les empreses per comprovar que compleixen la normativa vigent.</text:span></text:p>
                </text:list-item>
                <text:list-item>
                  <text:p text:style-name="P7"><text:span text:style-name="T2">Assesora i informa a les empreses i els treballadors en matèria laboral i de PRL.</text:span></text:p>
                </text:list-item>
                <text:list-item>
                  <text:p text:style-name="P7"><text:span text:style-name="T2">Estén acta de la infracció comesa i proposa les sancions corresponents davant de les autoritats laborals competents.</text:span></text:p>
                </text:list-item>
                <text:list-item>
                  <text:p text:style-name="P7"><text:span text:style-name="T2">Elabola informes, informa l'autoritat laboral sobre els accidents mortals, greus o molt greus, etc.</text:span></text:p>
                </text:list-item>
              </text:list>
            </text:list-item>
          </text:list>
        </text:list-item>
      </text:list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5"><text:soft-page-break/>Els riscos laborals</text:p>
      <text:p text:style-name="P3"/>
      <text:p text:style-name="P3"><text:tab/>Risc laboral:<text:span text:style-name="T2"> És la possibilitat que es produeixi un dany en la salut del treballador com a conseqüència <text:s/>de les condicions en què duu a terme el treball.</text:span></text:p>
      <text:p text:style-name="P3"><text:span text:style-name="T2"/></text:p>
      <text:p text:style-name="P3"><text:tab/>Lloc de treball:<text:span text:style-name="T2"> Són les àrees del centre de treball, edificades o no, en les quals els treballadors han de romandre o a les quals poden accedir per raó de la seva feina.</text:span></text:p>
      <text:p text:style-name="P3"><text:span text:style-name="T2"/></text:p>
      <text:p text:style-name="P3"><text:span text:style-name="T2"><text:tab/>Factors de risc mediambientals</text:span></text:p>
      <text:p text:style-name="P3"><text:span text:style-name="T2"/></text:p>
      <text:list xml:id="list114798770402853324" text:style-name="L9">
        <text:list-item>
          <text:p text:style-name="P19"><text:span text:style-name="T5">Agents físics</text:span></text:p>
          <text:p text:style-name="P19"><text:span text:style-name="T5"/></text:p>
          <text:list>
            <text:list-item>
              <text:p text:style-name="P19"><text:span text:style-name="T5">El soroll:</text:span><text:span text:style-name="T4"> es defineix com un so molest i no desitjat que pot provocar danys en la salut.</text:span></text:p>
              <text:p text:style-name="P19"><text:span text:style-name="T4"/></text:p>
            </text:list-item>
            <text:list-item>
              <text:p text:style-name="P25"><text:span text:style-name="T3">Les vibracions:</text:span><text:span text:style-name="T4"> Són moviments oscil·latoris que efectua una partícula al voltant d'un punt fix.</text:span></text:p>
              <text:p text:style-name="P25"><text:span text:style-name="T4"/></text:p>
            </text:list-item>
            <text:list-item>
              <text:p text:style-name="P25"><text:span text:style-name="T3">Les radiacons: </text:span><text:span text:style-name="T4">són una font d'energia que es desplaça d'un punt a un altre sense necessitat de suport material.</text:span></text:p>
              <text:p text:style-name="P25"><text:span text:style-name="T4"/></text:p>
              <text:list>
                <text:list-item>
                  <text:p text:style-name="P25"><text:span text:style-name="T3">Radiacions ionitzants:</text:span><text:span text:style-name="T4"> Són molt potents i perilloses per al cos humà. S'utilitzen per produir energia, esterilitzar aliments i realitzar diagnòstics i tractaments mèdics.</text:span></text:p>
                  <text:p text:style-name="P25"><text:span text:style-name="T4"/></text:p>
                  <text:list>
                    <text:list-item>
                      <text:p text:style-name="P25"><text:span text:style-name="T3">Efectes immediats:</text:span><text:span text:style-name="T4"> Nàusees, vòmits, diarrees i pèrdua de cabells.</text:span></text:p>
                    </text:list-item>
                    <text:list-item>
                      <text:p text:style-name="P25"><text:span text:style-name="T3">Efectes a llarg termini</text:span><text:span text:style-name="T4">: Càncer, leucèmia, envelliment prematur i malformacions genètiques hereditàries.</text:span></text:p>
                      <text:p text:style-name="P25"><text:span text:style-name="T4"/></text:p>
                    </text:list-item>
                  </text:list>
                </text:list-item>
              </text:list>
            </text:list-item>
            <text:list-item>
              <text:p text:style-name="P25"><text:span text:style-name="T3">Temeratura i humitat:</text:span></text:p>
              <text:p text:style-name="P25"><text:span text:style-name="T3"/></text:p>
              <text:list>
                <text:list-item>
                  <text:p text:style-name="P19"><text:span text:style-name="T5">Treballs sedentaris</text:span><text:span text:style-name="T4"> entre 17 i 27 ºC.</text:span></text:p>
                </text:list-item>
                <text:list-item>
                  <text:p text:style-name="P19"><text:span text:style-name="T5">Treballs lleugers</text:span><text:span text:style-name="T4"> entre 14 i 25 ºC.</text:span></text:p>
                  <text:p text:style-name="P19"><text:span text:style-name="T4"/></text:p>
                </text:list-item>
              </text:list>
            </text:list-item>
            <text:list-item>
              <text:p text:style-name="P25"><text:span text:style-name="T3">Il·luminació:</text:span></text:p>
              <text:p text:style-name="P25"><text:span text:style-name="T3"/></text:p>
              <text:list>
                <text:list-item>
                  <text:p text:style-name="P19"><text:span text:style-name="T4">Es preferible il·luminació natural. Utilitzar la artificial com complementària.</text:span></text:p>
                </text:list-item>
                <text:list-item>
                  <text:p text:style-name="P19"><text:span text:style-name="T4">Ha de ser uniforme i d'intensitat adequada (sense brillantors, reflexos ni enlluernaments.</text:span></text:p>
                </text:list-item>
                <text:list-item>
                  <text:p text:style-name="P19"><text:span text:style-name="T4">Segons el treball pot ser:</text:span></text:p>
                  <text:p text:style-name="P19"><text:span text:style-name="T4"/></text:p>
                  <text:list>
                    <text:list-item>
                      <text:p text:style-name="P19"><text:span text:style-name="T4">General</text:span></text:p>
                    </text:list-item>
                    <text:list-item>
                      <text:p text:style-name="P19"><text:span text:style-name="T4">Localitzada</text:span></text:p>
                      <text:p text:style-name="P19"><text:span text:style-name="T4"/></text:p>
                    </text:list-item>
                  </text:list>
                </text:list-item>
                <text:list-item>
                  <text:p text:style-name="P19"><text:span text:style-name="T4">Tots els llocs de treball han de tenir llums d'emergència d'1 lux durant una hora com a mínim.</text:span></text:p>
                </text:list-item>
              </text:list>
            </text:list-item>
          </text:list>
        </text:list-item>
      </text:list>
      <text:p text:style-name="P16"><text:span text:style-name="T4"/></text:p>
      <text:p text:style-name="P16"><text:span text:style-name="T4"/></text:p>
      <text:p text:style-name="P16"><text:span text:style-name="T4"/></text:p>
      <text:list xml:id="list42418923" text:continue-numbering="true" text:style-name="L9">
        <text:list-item>
          <text:p text:style-name="P19"><text:soft-page-break/><text:span text:style-name="T5">Agents químics:</text:span><text:span text:style-name="T4"> Són els que poden representar un risc per a la seguretat i la salut dels treballadors a causa de les seves propietats i de la forma en què s'utilitzen o es troben presents en el lloc de treball.</text:span></text:p>
          <text:p text:style-name="P19"><text:span text:style-name="T4"/></text:p>
        </text:list-item>
        <text:list-item>
          <text:p text:style-name="P19"><text:span text:style-name="T5">Agents biològics:</text:span><text:span text:style-name="T4"> Són éssers vius (Virus, bacteris, fongs, cucs, paràsits...) que hi ha als lloc de treball que poden causar determinades malalties o infeccions.</text:span></text:p>
        </text:list-item>
      </text:list>
      <text:p text:style-name="P16"><text:span text:style-name="T4"/></text:p>
      <text:p text:style-name="P16"><text:span text:style-name="T4"><text:tab/>Les vies d'entrada a l'organisme dels agents químics i biològics són:</text:span></text:p>
      <text:list xml:id="list1482326742453000712" text:style-name="L10">
        <text:list-item>
          <text:p text:style-name="P20"><text:span text:style-name="T4">Respiratòria</text:span></text:p>
        </text:list-item>
        <text:list-item>
          <text:p text:style-name="P20"><text:span text:style-name="T4">Digestiva</text:span></text:p>
        </text:list-item>
        <text:list-item>
          <text:p text:style-name="P20"><text:span text:style-name="T4">Dèrmica</text:span></text:p>
        </text:list-item>
        <text:list-item>
          <text:p text:style-name="P20"><text:span text:style-name="T4">Parenteral</text:span></text:p>
        </text:list-item>
      </text:list>
      <text:p text:style-name="P16"><text:span text:style-name="T4"/></text:p>
      <text:p text:style-name="P16"><text:span text:style-name="T4"><text:tab/></text:span><text:span text:style-name="T5">Factors de risc psicosocials:</text:span><text:span text:style-name="T4"> Són un conjunt de factors relacionats amb el tipus de treball, la seva organització i les característiques particulars del treballador que poden influir negativament en la salut, en el rendiment i en la satisfacció en el treball. Es divideixen en:</text:span></text:p>
      <text:p text:style-name="P16"><text:span text:style-name="T4"/></text:p>
      <text:list xml:id="list3502746265659856217" text:style-name="L11">
        <text:list-item>
          <text:p text:style-name="P21"><text:span text:style-name="T4">Aspectes relacionats amb les característiques de la tasca</text:span></text:p>
        </text:list-item>
        <text:list-item>
          <text:p text:style-name="P21"><text:span text:style-name="T4">L'organització dels temps de treball</text:span></text:p>
        </text:list-item>
        <text:list-item>
          <text:p text:style-name="P21"><text:span text:style-name="T4">Relacionats amb l'estructura i la comunicació empresarial</text:span></text:p>
        </text:list-item>
      </text:list>
      <text:p text:style-name="P16"><text:span text:style-name="T4"/></text:p>
      <text:p text:style-name="P16"><text:span text:style-name="T4"><text:tab/>Els principals riscos psicosocials són:</text:span></text:p>
      <text:list xml:id="list2775267951906204061" text:style-name="L12">
        <text:list-item>
          <text:p text:style-name="P22"><text:span text:style-name="T4">Estrès</text:span></text:p>
        </text:list-item>
        <text:list-item>
          <text:p text:style-name="P22"><text:span text:style-name="T4">Violència laboral</text:span></text:p>
        </text:list-item>
        <text:list-item>
          <text:p text:style-name="P22"><text:span text:style-name="T4">Mobbing o assetjament psicològic</text:span></text:p>
        </text:list-item>
        <text:list-item>
          <text:p text:style-name="P22"><text:span text:style-name="T4">Assetjament sexual</text:span></text:p>
        </text:list-item>
        <text:list-item>
          <text:p text:style-name="P22"><text:span text:style-name="T4">Inseguretat contractural</text:span></text:p>
        </text:list-item>
        <text:list-item>
          <text:p text:style-name="P22"><text:span text:style-name="T4">Burnout o síndrome del cremat</text:span></text:p>
        </text:list-item>
        <text:list-item>
          <text:p text:style-name="P22"><text:span text:style-name="T4">Conflicte família-treball</text:span></text:p>
        </text:list-item>
      </text:list>
      <text:p text:style-name="P16"><text:span text:style-name="T4"/></text:p>
      <text:p text:style-name="P16"><text:span text:style-name="T4"><text:tab/>Els efectes negatus poden ser:</text:span></text:p>
      <text:list xml:id="list5543734818012545559" text:style-name="L13">
        <text:list-item>
          <text:p text:style-name="P23"><text:span text:style-name="T5">Psicològics</text:span><text:span text:style-name="T4"> (Ansietat, estrès, depressió...)</text:span></text:p>
        </text:list-item>
        <text:list-item>
          <text:p text:style-name="P23"><text:span text:style-name="T5">Psicosomàtics</text:span><text:span text:style-name="T4"> (Fatiga mental, mal de cap, insomni...)</text:span></text:p>
        </text:list-item>
        <text:list-item>
          <text:p text:style-name="P23"><text:span text:style-name="T5">Psicosocials </text:span><text:span text:style-name="T4">(Absentisme, accidents, conflictivitat...)</text:span></text:p>
        </text:list-item>
      </text:list>
      <text:p text:style-name="P16"><text:span text:style-name="T4"/></text:p>
      <text:p text:style-name="P16"><text:span text:style-name="T5"><text:tab/>Càrrega de treball:</text:span><text:span text:style-name="T4"> es el conjunt de requeriments psicofísics als quals està sotmès el treballador al llarg de la seva jornada laboral. Pot ser física o mental, segons que predominin les tasques manuals o intel·lectuals.</text:span></text:p>
      <text:p text:style-name="P16"><text:span text:style-name="T4"/></text:p>
      <text:p text:style-name="P16"><text:span text:style-name="T5"><text:tab/>Ergonomia:</text:span><text:span text:style-name="T4"> Pretén adaptar les condicions de treball a les persones per aconseguir més seguretat, confortabilitat i eficiència.</text:span></text:p>
      <text:p text:style-name="P16"><text:span text:style-name="T4"/></text:p>
      <text:p text:style-name="P1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0-11-12T19:39:32.30</meta:creation-date>
    <dc:date>2020-11-12T22:19:30.59</dc:date>
    <dc:creator>Carlos Guillermo Valenzuela García</dc:creator>
    <meta:editing-duration>PT2H24M43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5" meta:paragraph-count="105" meta:word-count="1364" meta:character-count="8558"/>
  </office:meta>
</office:document-meta>
</file>